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3pt" officeooo:rsid="001f0b2e" officeooo:paragraph-rsid="001f0b2e" style:font-size-asian="11.3500003814697pt" style:font-size-complex="13pt"/>
    </style:style>
    <style:style style:name="P2" style:family="paragraph" style:parent-style-name="Standard">
      <style:paragraph-properties fo:text-align="center" style:justify-single-word="false"/>
      <style:text-properties fo:font-size="13pt" officeooo:rsid="001f0b2e" officeooo:paragraph-rsid="001f0b2e" style:font-size-asian="11.3500003814697pt" style:font-size-complex="13pt"/>
    </style:style>
    <style:style style:name="P3" style:family="paragraph" style:parent-style-name="Standard">
      <style:paragraph-properties fo:text-align="start" style:justify-single-word="false"/>
      <style:text-properties fo:font-size="13pt" officeooo:rsid="001ec9ef" officeooo:paragraph-rsid="0020d5e4" style:font-size-asian="13pt" style:font-size-complex="13pt"/>
    </style:style>
    <style:style style:name="P4" style:family="paragraph" style:parent-style-name="Standard">
      <style:paragraph-properties fo:text-align="center" style:justify-single-word="false"/>
      <style:text-properties fo:font-size="13pt" officeooo:rsid="001ec9ef" officeooo:paragraph-rsid="0020d5e4" style:font-size-asian="13pt" style:font-size-complex="13pt"/>
    </style:style>
    <style:style style:name="P5" style:family="paragraph" style:parent-style-name="Standard">
      <style:paragraph-properties fo:text-align="start" style:justify-single-word="false"/>
      <style:text-properties fo:font-size="13pt" officeooo:rsid="001f723a" officeooo:paragraph-rsid="0020d5e4" style:font-size-asian="13pt" style:font-size-complex="13pt"/>
    </style:style>
    <style:style style:name="P6" style:family="paragraph" style:parent-style-name="Standard">
      <style:paragraph-properties fo:text-align="start" style:justify-single-word="false"/>
      <style:text-properties fo:font-size="13pt" officeooo:rsid="00218b0c" officeooo:paragraph-rsid="0020d5e4" style:font-size-asian="13pt" style:font-size-complex="13pt"/>
    </style:style>
    <style:style style:name="P7" style:family="paragraph" style:parent-style-name="Standard">
      <style:paragraph-properties fo:text-align="center" style:justify-single-word="false"/>
      <style:text-properties officeooo:rsid="001ec9ef" officeooo:paragraph-rsid="0020d5e4"/>
    </style:style>
    <style:style style:name="P8" style:family="paragraph" style:parent-style-name="Standard">
      <style:text-properties officeooo:rsid="001ec9ef" officeooo:paragraph-rsid="0020d5e4"/>
    </style:style>
    <style:style style:name="P9" style:family="paragraph" style:parent-style-name="Standard">
      <style:paragraph-properties fo:text-align="start" style:justify-single-word="false"/>
      <style:text-properties fo:font-size="13pt" officeooo:rsid="00218b0c" officeooo:paragraph-rsid="00227859" style:font-size-asian="13pt" style:font-size-complex="13pt"/>
    </style:style>
    <style:style style:name="P10" style:family="paragraph" style:parent-style-name="Standard">
      <style:paragraph-properties fo:text-align="start" style:justify-single-word="false"/>
      <style:text-properties fo:font-size="13pt" officeooo:rsid="00218b0c" officeooo:paragraph-rsid="0020d5e4" style:font-size-asian="13pt" style:font-size-complex="13pt"/>
    </style:style>
    <style:style style:name="P11" style:family="paragraph" style:parent-style-name="Standard">
      <style:paragraph-properties fo:text-align="start" style:justify-single-word="false"/>
      <style:text-properties fo:font-size="13pt" officeooo:rsid="00218b0c" officeooo:paragraph-rsid="00308737" style:font-size-asian="13pt" style:font-size-complex="13pt"/>
    </style:style>
    <style:style style:name="P12" style:family="paragraph" style:parent-style-name="Standard">
      <style:paragraph-properties fo:text-align="start" style:justify-single-word="false"/>
      <style:text-properties fo:font-size="13pt" officeooo:rsid="00218b0c" officeooo:paragraph-rsid="00331e1f" style:font-size-asian="13pt" style:font-size-complex="13pt"/>
    </style:style>
    <style:style style:name="P13" style:family="paragraph" style:parent-style-name="Standard">
      <style:paragraph-properties fo:text-align="start" style:justify-single-word="false"/>
      <style:text-properties fo:font-size="13pt" officeooo:rsid="001ec9ef" officeooo:paragraph-rsid="00331e1f" style:font-size-asian="13pt" style:font-size-complex="13pt"/>
    </style:style>
    <style:style style:name="P14" style:family="paragraph" style:parent-style-name="Standard">
      <style:paragraph-properties fo:text-align="start" style:justify-single-word="false"/>
      <style:text-properties fo:font-size="13pt" officeooo:rsid="00331e1f" officeooo:paragraph-rsid="00331e1f" style:font-size-asian="13pt" style:font-size-complex="13pt"/>
    </style:style>
    <style:style style:name="P15" style:family="paragraph" style:parent-style-name="Standard">
      <style:paragraph-properties fo:text-align="start" style:justify-single-word="false"/>
      <style:text-properties fo:font-size="13pt" officeooo:rsid="003330b5" officeooo:paragraph-rsid="003330b5" style:font-size-asian="13pt" style:font-size-complex="13pt"/>
    </style:style>
    <style:style style:name="P16" style:family="paragraph" style:parent-style-name="Standard">
      <style:paragraph-properties fo:text-align="center" style:justify-single-word="false"/>
      <style:text-properties officeooo:rsid="001ec9ef" officeooo:paragraph-rsid="0020d5e4"/>
    </style:style>
    <style:style style:name="T1" style:family="text">
      <style:text-properties officeooo:rsid="00238a82"/>
    </style:style>
    <style:style style:name="T2" style:family="text">
      <style:text-properties officeooo:rsid="001fbf6e"/>
    </style:style>
    <style:style style:name="T3" style:family="text">
      <style:text-properties officeooo:rsid="001f723a"/>
    </style:style>
    <style:style style:name="T4" style:family="text">
      <style:text-properties officeooo:rsid="0029b72b"/>
    </style:style>
    <style:style style:name="T5" style:family="text">
      <style:text-properties officeooo:rsid="0020d5e4"/>
    </style:style>
    <style:style style:name="T6" style:family="text">
      <style:text-properties fo:font-variant="normal" fo:text-transform="none" fo:color="#414042" style:font-name="Helvetica Neue" fo:font-size="7.80000019073486pt" fo:letter-spacing="normal" fo:font-style="normal" fo:font-weight="normal"/>
    </style:style>
    <style:style style:name="T7" style:family="text">
      <style:text-properties fo:font-variant="normal" fo:text-transform="none" fo:color="#414042" style:font-name="Helvetica Neue" fo:letter-spacing="normal" fo:font-style="normal" fo:font-weight="normal"/>
    </style:style>
    <style:style style:name="T8" style:family="text">
      <style:text-properties fo:font-variant="normal" fo:text-transform="none" fo:color="#414042" style:font-name="Helvetica Neue" fo:letter-spacing="normal" fo:font-style="normal" fo:font-weight="normal" officeooo:rsid="003330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hislaine </text:p>
      <text:p text:style-name="P1">hammada</text:p>
      <text:p text:style-name="P1">06.41.86.96.76</text:p>
      <text:p text:style-name="P2"/>
      <text:p text:style-name="P2"/>
      <text:p text:style-name="P2"/>
      <text:p text:style-name="P2"/>
      <text:p text:style-name="P2"/>
      <text:p text:style-name="P8"/>
      <text:p text:style-name="P4">Objet: <text:span text:style-name="T2">Lettre de motivation</text:span></text:p>
      <text:p text:style-name="P7"/>
      <text:p text:style-name="P7"/>
      <text:p text:style-name="P4">Madame,Monsieur</text:p>
      <text:p text:style-name="P7"/>
      <text:p text:style-name="P7"/>
      <text:p text:style-name="P7"/>
      <text:p text:style-name="P7"/>
      <text:p text:style-name="P3">Actuellement en <text:span text:style-name="T5">Formation concepteur designer UI</text:span>.<text:span text:style-name="T3">Afin d’enrichir mon expérience professionnelle dans ce domaine,je dois ,en vue de la préparation de ce diplôme,effectuer un stage en entreprise du 02 mai 2022 au 21 juin 2022 soit d’une durée de 7 semaines</text:span></text:p>
      <text:p text:style-name="P3"/>
      <text:p text:style-name="P5">Effectuer ce stage au sein de votre entreprise me permettra de mettre en application mes connaissances professionnelle.</text:p>
      <text:p text:style-name="P6">De nature active et dynamique,je souhaiterais en apprendre plus auprès de professionnels <text:span text:style-name="T4">afin de maîtriser et de développer plus de compétences.</text:span></text:p>
      <text:p text:style-name="P6"/>
      <text:p text:style-name="P9"><text:span text:style-name="T1">j</text:span>e reste <text:span text:style-name="T4">à</text:span> votre disposition pour de plus amples informations.</text:p>
      <text:p text:style-name="P9">je vous prie <text:span text:style-name="T1">d’agréer</text:span> Madame,Monsieur mes salutations distinguées.</text:p>
      <text:p text:style-name="P9"><text:span text:style-name="T6"/></text:p>
      <text:p text:style-name="P9"><text:span text:style-name="T6"/></text:p>
      <text:p text:style-name="P11"><text:span text:style-name="T7">Actuellement en formation concepteur designer UI,je suis a la recherche d'un stage ou je pourrai mettre en application mes connaissances acquise lors de ma formation ,votre entreprise correspond parfaitement a mes attentes lors de ce stage car le but etant de maîtriser un cms tel que Wordpress et WooCommerce ainsi que la création de maquette sur Adobe XD <text:s/>et la compatibilité avec l'index Mobile First de Google et SEO Friendly ,disponible24h/24 pour un eventuel entretien ,je reste a votre disposition pour de plus amples information.</text:span></text:p>
      <text:p text:style-name="P11"><text:span text:style-name="T7">cordialement ghislaine hammad</text:span><text:span text:style-name="T8">a</text:span></text:p>
      <text:p text:style-name="P15"><text:span text:style-name="T7"/></text:p>
      <text:p text:style-name="P15"><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oft-page-break/><text:span text:style-name="T7"/></text:p>
      <text:p text:style-name="P11"><text:span text:style-name="T7"/></text:p>
      <text:p text:style-name="P13">Actuellement en <text:span text:style-name="T5">Formation concepteur designer UI, je suis à la recherche d’un stage d’une durée de 7 semaines pour la période du <text:s/>02 mai 2022 au 21 juin 2022. </text:span></text:p>
      <text:p text:style-name="P13"/>
      <text:p text:style-name="P14">Ce stage me permettra<text:span text:style-name="T3"> de mettre en application mes connaissances professionnelle.</text:span></text:p>
      <text:p text:style-name="P12">De nature active et dynamique,je souhaiterais en apprendre plus auprès de professionnels <text:span text:style-name="T4">afin de maîtriser et de développer plus de compétences.</text:span></text:p>
      <text:p text:style-name="P12"/>
      <text:p text:style-name="P12"><text:span text:style-name="T1">j</text:span>e reste <text:span text:style-name="T4">à</text:span> votre disposition pour de plus amples informations.</text:p>
      <text:p text:style-name="P12">je vous prie <text:span text:style-name="T1">d’agréer</text:span> Madame,Monsieur mes salutations distinguées.</text:p>
      <text:p text:style-name="P1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09:22:42.591000000</meta:creation-date>
    <dc:date>2022-02-10T16:57:39.134000000</dc:date>
    <meta:editing-duration>P3DT3H37M41S</meta:editing-duration>
    <meta:editing-cycles>12</meta:editing-cycles>
    <meta:generator>Trio_Office/6.2.8.2$Windows_x86 LibreOffice_project/</meta:generator>
    <meta:document-statistic meta:table-count="0" meta:image-count="0" meta:object-count="0" meta:page-count="2" meta:paragraph-count="17" meta:word-count="271" meta:character-count="1797" meta:non-whitespace-character-count="1539"/>
  </office:meta>
</office:document-meta>
</file>